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F" svg:font-family="" style:font-family-generic="roman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o" fo:country="RO" fo:font-weight="bold" officeooo:rsid="02a43923" officeooo:paragraph-rsid="00006fde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006fde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o" fo:country="RO" fo:font-weight="bold" officeooo:rsid="059bfd98" officeooo:paragraph-rsid="00006fde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o" fo:country="RO" fo:font-weight="bold" officeooo:rsid="04a10351" officeooo:paragraph-rsid="000da99b" style:font-size-asian="14pt" style:font-weight-asian="bold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language="ro" fo:country="RO" officeooo:paragraph-rsid="00006fde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24pt" fo:language="ro" fo:country="RO" fo:font-weight="bold" officeooo:rsid="00023ac0" officeooo:paragraph-rsid="00023ac0" style:font-size-asian="24pt" style:font-weight-asian="bold" style:font-size-complex="24pt"/>
    </style:style>
    <style:style style:name="P8" style:family="paragraph" style:parent-style-name="Standard">
      <style:paragraph-properties fo:margin-left="0.3937in" fo:margin-right="0in" fo:margin-top="0in" fo:margin-bottom="0in" loext:contextual-spacing="false" fo:line-height="150%" fo:text-indent="0in" style:auto-text-indent="false"/>
      <style:text-properties style:font-name="Times New Roman" fo:font-size="14pt" fo:language="ro" fo:country="RO" fo:font-weight="bold" officeooo:rsid="02a36293" officeooo:paragraph-rsid="00006fde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indent="4.6272in" style:auto-text-indent="false"/>
      <style:text-properties style:font-name="Times New Roman" fo:font-size="14pt" fo:language="ro" fo:country="RO" fo:font-weight="bold" officeooo:paragraph-rsid="000f3669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indent="4.6272in" style:auto-text-indent="false"/>
      <style:text-properties style:font-name="Times New Roman" fo:font-size="14pt" fo:language="ro" fo:country="RO" fo:font-weight="bold" officeooo:rsid="0014e0cf" officeooo:paragraph-rsid="000f3669" style:font-size-asian="14pt" style:font-weight-asian="bold" style:font-size-complex="14pt"/>
    </style:style>
    <style:style style:name="P11" style:family="paragraph" style:parent-style-name="Text_20_body">
      <style:text-properties officeooo:rsid="000f9fcf" officeooo:paragraph-rsid="000f9fcf"/>
    </style:style>
    <style:style style:name="P12" style:family="paragraph" style:parent-style-name="Heading_20_1">
      <style:text-properties officeooo:rsid="000449f6" officeooo:paragraph-rsid="000449f6"/>
    </style:style>
    <style:style style:name="P13" style:family="paragraph" style:parent-style-name="Heading_20_1">
      <style:text-properties officeooo:rsid="0006137b" officeooo:paragraph-rsid="0006137b"/>
    </style:style>
    <style:style style:name="P14" style:family="paragraph" style:parent-style-name="Heading_20_1">
      <style:text-properties fo:language="en" fo:country="US" officeooo:rsid="001946ff" officeooo:paragraph-rsid="001946ff"/>
    </style:style>
    <style:style style:name="P1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09262a" officeooo:paragraph-rsid="0009262a"/>
    </style:style>
    <style:style style:name="P17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006fde" style:font-size-asian="14pt" style:font-weight-asian="bold" style:font-size-complex="14pt"/>
    </style:style>
    <style:style style:name="P19" style:family="paragraph" style:parent-style-name="Text_20_body">
      <style:text-properties officeooo:paragraph-rsid="0006137b"/>
    </style:style>
    <style:style style:name="P20" style:family="paragraph" style:parent-style-name="Text_20_body" style:list-style-name="L1">
      <style:text-properties fo:language="en" fo:country="US" officeooo:rsid="00159b22" officeooo:paragraph-rsid="00159b22"/>
    </style:style>
    <style:style style:name="P21" style:family="paragraph" style:parent-style-name="Text_20_body" style:list-style-name="L1">
      <style:text-properties fo:language="en" fo:country="US" officeooo:rsid="00159b22" officeooo:paragraph-rsid="0016af91"/>
    </style:style>
    <style:style style:name="P22" style:family="paragraph" style:parent-style-name="Text_20_body">
      <style:text-properties fo:language="en" fo:country="US" officeooo:rsid="00159b22" officeooo:paragraph-rsid="0016af91"/>
    </style:style>
    <style:style style:name="P23" style:family="paragraph" style:parent-style-name="Text_20_body">
      <style:text-properties officeooo:paragraph-rsid="001946ff"/>
    </style:style>
    <style:style style:name="P24" style:family="paragraph" style:parent-style-name="Text_20_body">
      <style:text-properties officeooo:paragraph-rsid="001d5b33"/>
    </style:style>
    <style:style style:name="P25" style:family="paragraph">
      <style:paragraph-properties style:text-autospace="none"/>
      <style:text-properties style:font-name="F" fo:font-size="12pt"/>
    </style:style>
    <style:style style:name="P26" style:family="paragraph">
      <loext:graphic-properties draw:fill="none" draw:fill-color="#ffffff"/>
      <style:paragraph-properties style:text-autospace="none"/>
      <style:text-properties style:use-window-font-color="true" style:font-name="F" fo:font-size="12pt"/>
    </style:style>
    <style:style style:name="P27" style:family="paragraph">
      <loext:graphic-properties draw:fill="none" draw:fill-color="#ffffff"/>
      <style:text-properties style:font-name="Lucida Console"/>
    </style:style>
    <style:style style:name="P28" style:family="paragraph">
      <loext:graphic-properties draw:fill="none" draw:fill-color="#ffffff"/>
    </style:style>
    <style:style style:name="T1" style:family="text">
      <style:text-properties officeooo:rsid="04a10351"/>
    </style:style>
    <style:style style:name="T2" style:family="text">
      <style:text-properties officeooo:rsid="00078b22"/>
    </style:style>
    <style:style style:name="T3" style:family="text">
      <style:text-properties officeooo:rsid="000bf629"/>
    </style:style>
    <style:style style:name="T4" style:family="text">
      <style:text-properties officeooo:rsid="0002a00b" style:font-weight-complex="bold"/>
    </style:style>
    <style:style style:name="T5" style:family="text">
      <style:text-properties officeooo:rsid="02a43923" style:font-weight-complex="bold"/>
    </style:style>
    <style:style style:name="T6" style:family="text">
      <style:text-properties officeooo:rsid="00104a42"/>
    </style:style>
    <style:style style:name="T7" style:family="text">
      <style:text-properties officeooo:rsid="00132a4f"/>
    </style:style>
    <style:style style:name="T8" style:family="text">
      <style:text-properties officeooo:rsid="00159b2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ro" fo:country="RO"/>
    </style:style>
    <style:style style:name="T11" style:family="text">
      <style:text-properties fo:language="ro" fo:country="RO" fo:font-weight="bold" style:font-weight-asian="bold" style:font-weight-complex="bold"/>
    </style:style>
    <style:style style:name="T12" style:family="text">
      <style:text-properties fo:language="ro" fo:country="RO" fo:font-weight="normal" style:font-weight-asian="normal" style:font-weight-complex="normal"/>
    </style:style>
    <style:style style:name="T13" style:family="text">
      <style:text-properties fo:language="ro" fo:country="RO" fo:font-weight="normal" officeooo:rsid="0016af91" style:font-weight-asian="normal" style:font-weight-complex="normal"/>
    </style:style>
    <style:style style:name="T14" style:family="text">
      <style:text-properties fo:language="ro" fo:country="RO" fo:font-weight="normal" officeooo:rsid="00188e3b" style:font-weight-asian="normal" style:font-weight-complex="normal"/>
    </style:style>
    <style:style style:name="T15" style:family="text">
      <style:text-properties fo:language="ro" fo:country="RO" fo:font-style="italic" fo:font-weight="normal" officeooo:rsid="0016af91" style:font-style-asian="italic" style:font-weight-asian="normal" style:font-style-complex="italic" style:font-weight-complex="normal"/>
    </style:style>
    <style:style style:name="T16" style:family="text">
      <style:text-properties fo:language="ro" fo:country="RO" fo:font-style="italic" fo:font-weight="normal" officeooo:rsid="00188e3b" style:font-style-asian="italic" style:font-weight-asian="normal" style:font-style-complex="italic" style:font-weight-complex="normal"/>
    </style:style>
    <style:style style:name="T17" style:family="text">
      <style:text-properties fo:language="ro" fo:country="RO" fo:font-style="italic" fo:font-weight="normal" officeooo:rsid="001ea2f6" style:font-style-asian="italic" style:font-weight-asian="normal" style:font-style-complex="italic" style:font-weight-complex="normal"/>
    </style:style>
    <style:style style:name="T18" style:family="text">
      <style:text-properties fo:language="ro" fo:country="RO" fo:font-style="italic" fo:font-weight="normal" officeooo:rsid="0020bdc5" style:font-style-asian="italic" style:font-weight-asian="normal" style:font-style-complex="italic" style:font-weight-complex="normal"/>
    </style:style>
    <style:style style:name="T19" style:family="text">
      <style:text-properties fo:language="ro" fo:country="RO" fo:font-style="italic" fo:font-weight="bold" officeooo:rsid="001b1e0e" style:font-style-asian="italic" style:font-weight-asian="bold" style:font-style-complex="italic" style:font-weight-complex="bold"/>
    </style:style>
    <style:style style:name="T20" style:family="text">
      <style:text-properties fo:language="ro" fo:country="RO" fo:font-style="normal" fo:font-weight="normal" officeooo:rsid="00188e3b" style:font-style-asian="normal" style:font-weight-asian="normal" style:font-style-complex="normal" style:font-weight-complex="normal"/>
    </style:style>
    <style:style style:name="T21" style:family="text">
      <style:text-properties fo:language="ro" fo:country="RO" fo:font-style="normal" fo:font-weight="normal" officeooo:rsid="001946ff" style:font-style-asian="normal" style:font-weight-asian="normal" style:font-style-complex="normal" style:font-weight-complex="normal"/>
    </style:style>
    <style:style style:name="T22" style:family="text">
      <style:text-properties fo:language="ro" fo:country="RO" fo:font-style="normal" fo:font-weight="normal" officeooo:rsid="001b1e0e" style:font-style-asian="normal" style:font-weight-asian="normal" style:font-style-complex="normal" style:font-weight-complex="normal"/>
    </style:style>
    <style:style style:name="T23" style:family="text">
      <style:text-properties fo:language="ro" fo:country="RO" fo:font-style="normal" fo:font-weight="normal" officeooo:rsid="001d5b33" style:font-style-asian="normal" style:font-weight-asian="normal" style:font-style-complex="normal" style:font-weight-complex="normal"/>
    </style:style>
    <style:style style:name="T24" style:family="text">
      <style:text-properties fo:language="ro" fo:country="RO" fo:font-style="normal" fo:font-weight="normal" officeooo:rsid="001da28d" style:font-style-asian="normal" style:font-weight-asian="normal" style:font-style-complex="normal" style:font-weight-complex="normal"/>
    </style:style>
    <style:style style:name="T25" style:family="text">
      <style:text-properties fo:language="ro" fo:country="RO" fo:font-style="normal" fo:font-weight="normal" officeooo:rsid="001e6e20" style:font-style-asian="normal" style:font-weight-asian="normal" style:font-style-complex="normal" style:font-weight-complex="normal"/>
    </style:style>
    <style:style style:name="T26" style:family="text">
      <style:text-properties fo:language="ro" fo:country="RO" fo:font-style="normal" fo:font-weight="normal" officeooo:rsid="001ea2f6" style:font-style-asian="normal" style:font-weight-asian="normal" style:font-style-complex="normal" style:font-weight-complex="normal"/>
    </style:style>
    <style:style style:name="T27" style:family="text">
      <style:text-properties fo:language="ro" fo:country="RO" fo:font-style="normal" fo:font-weight="normal" officeooo:rsid="0020bdc5" style:font-style-asian="normal" style:font-weight-asian="normal" style:font-style-complex="normal" style:font-weight-complex="normal"/>
    </style:style>
    <style:style style:name="T28" style:family="text">
      <style:text-properties fo:language="ro" fo:country="RO" fo:font-style="normal" fo:font-weight="normal" officeooo:rsid="0020c297" style:font-style-asian="normal" style:font-weight-asian="normal" style:font-style-complex="normal" style:font-weight-complex="normal"/>
    </style:style>
    <style:style style:name="T29" style:family="text">
      <style:text-properties fo:language="ro" fo:country="RO" fo:font-style="normal" fo:font-weight="normal" officeooo:rsid="00216652" style:font-style-asian="normal" style:font-weight-asian="normal" style:font-style-complex="normal" style:font-weight-complex="normal"/>
    </style:style>
    <style:style style:name="T30" style:family="text">
      <style:text-properties fo:language="ro" fo:country="RO" fo:font-style="normal" fo:font-weight="normal" officeooo:rsid="0021f8c7" style:font-style-asian="normal" style:font-weight-asian="normal" style:font-style-complex="normal" style:font-weight-complex="normal"/>
    </style:style>
    <style:style style:name="T31" style:family="text">
      <style:text-properties fo:language="ro" fo:country="RO" fo:font-style="normal" fo:font-weight="normal" officeooo:rsid="0023b2ab" style:font-style-asian="normal" style:font-weight-asian="normal" style:font-style-complex="normal" style:font-weight-complex="normal"/>
    </style:style>
    <style:style style:name="T32" style:family="text">
      <style:text-properties fo:language="ro" fo:country="RO" fo:font-style="normal" fo:font-weight="bold" officeooo:rsid="001b1e0e" style:font-style-asian="normal" style:font-weight-asian="bold" style:font-style-complex="normal" style:font-weight-complex="bold"/>
    </style:style>
    <style:style style:name="T33" style:family="text">
      <style:text-properties fo:language="ro" fo:country="RO" fo:font-style="normal" fo:font-weight="bold" officeooo:rsid="001e6e20" style:font-style-asian="normal" style:font-weight-asian="bold" style:font-style-complex="normal" style:font-weight-complex="bold"/>
    </style:style>
    <style:style style:name="T34" style:family="text">
      <style:text-properties fo:language="ro" fo:country="RO" fo:font-style="normal" fo:font-weight="bold" officeooo:rsid="001ea2f6" style:font-style-asian="normal" style:font-weight-asian="bold" style:font-style-complex="normal" style:font-weight-complex="bold"/>
    </style:style>
    <style:style style:name="T35" style:family="text">
      <style:text-properties fo:language="ro" fo:country="RO" fo:font-style="normal" fo:font-weight="bold" officeooo:rsid="0020c297" style:font-style-asian="normal" style:font-weight-asian="bold" style:font-style-complex="normal" style:font-weight-complex="bold"/>
    </style:style>
    <style:style style:name="T36" style:family="text">
      <style:text-properties fo:language="ro" fo:country="RO" fo:font-style="normal" fo:font-weight="bold" officeooo:rsid="0021f8c7" style:font-style-asian="normal" style:font-weight-asian="bold" style:font-style-complex="normal" style:font-weight-complex="bold"/>
    </style:style>
    <style:style style:name="T37" style:family="text">
      <style:text-properties fo:language="ro" fo:country="RO" officeooo:rsid="001946ff"/>
    </style:style>
    <style:style style:name="T38" style:family="text">
      <style:text-properties fo:language="ro" fo:country="RO" officeooo:rsid="001b1e0e"/>
    </style:style>
    <style:style style:name="T39" style:family="text">
      <style:text-properties fo:language="en" fo:country="US" fo:font-style="normal" fo:font-weight="normal" officeooo:rsid="001d5b33" style:font-style-asian="normal" style:font-weight-asian="normal" style:font-style-complex="normal" style:font-weight-complex="normal"/>
    </style:style>
    <style:style style:name="T40" style:family="text">
      <style:text-properties fo:color="#808000" style:font-name="Courier New" fo:font-size="9pt" style:font-name-asian="Courier New" style:font-size-asian="9pt" style:font-name-complex="Courier New" style:font-size-complex="9pt"/>
    </style:style>
    <style:style style:name="T41" style:family="text">
      <style:text-properties fo:color="#00008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42" style:family="text"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T43" style:family="text">
      <style:text-properties fo:color="#660e7a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44" style:family="text">
      <style:text-properties style:font-name="Lucida Consol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02in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none" svg:stroke-color="#000000" draw:fill="none" draw:fill-color="#ffffff" fo:min-height="1.1043in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3" style:family="graphic">
      <style:graphic-properties draw:stroke="none" svg:stroke-color="#000000" draw:fill="none" draw:fill-color="#ffffff" fo:min-height="1.9165in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4" style:family="graphic">
      <style:graphic-properties draw:stroke="none" svg:stroke-color="#000000" draw:fill="none" draw:fill-color="#ffffff" fo:min-height="0.8437in" fo:margin-left="0in" fo:margin-right="0in" fo:margin-top="0in" fo:margin-bottom="0in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8">UNIVERSITATEA DIN <text:span text:style-name="T1">BUCUREȘTI</text:span></text:p>
      <text:p text:style-name="P3">FACULTATEA DE MATEMATICĂ <text:span text:style-name="T1">ȘI</text:span> INFORMATICĂ</text:p>
      <text:p text:style-name="P4">DOMENIUL DE LICENȚĂ INFORMATICĂ</text:p>
      <text:p text:style-name="P3"/>
      <text:p text:style-name="P3"/>
      <text:p text:style-name="P3"/>
      <text:p text:style-name="P3"/>
      <text:p text:style-name="P3"/>
      <text:p text:style-name="P7">REFERAT</text:p>
      <text:p text:style-name="P7">Parsarea <text:span text:style-name="T3">fișierelor</text:span> XML folosind Ja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9">STUDENT</text:p>
      <text:p text:style-name="P10">Roșcăneanu George</text:p>
      <text:p text:style-name="P6"/>
      <text:p text:style-name="P6"/>
      <text:p text:style-name="P6"/>
      <text:p text:style-name="P5"><text:soft-page-break/>BUCUREȘTI</text:p>
      <text:p text:style-name="P5"><text:span text:style-name="T4">Martie</text:span><text:span text:style-name="T5"> 201</text:span><text:span text:style-name="T4">8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uprins</text:p>
          </text:index-title>
          <text:p text:style-name="P15"><text:a xlink:type="simple" xlink:href="#__RefHeading___Toc25866_3888526710" text:style-name="Index_20_Link" text:visited-style-name="Index_20_Link">1. Introducere<text:tab/>3</text:a></text:p>
          <text:p text:style-name="P17"><text:a xlink:type="simple" xlink:href="#__RefHeading___Toc25870_3888526710" text:style-name="Index_20_Link" text:visited-style-name="Index_20_Link">Motivația<text:tab/>3</text:a></text:p>
          <text:p text:style-name="P15"><text:a xlink:type="simple" xlink:href="#__RefHeading___Toc25868_3888526710" text:style-name="Index_20_Link" text:visited-style-name="Index_20_Link">2. Descrierea generală a infrastructurii JAXB<text:tab/>3</text:a></text:p>
          <text:p text:style-name="P15"><text:a xlink:type="simple" xlink:href="#__RefHeading___Toc1300_2529522652" text:style-name="Index_20_Link" text:visited-style-name="Index_20_Link">3. Definirea unui element în Java<text:tab/>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P12" text:outline-level="1"><text:bookmark-start text:name="__RefHeading___Toc25866_3888526710"/>1. Introducere<text:bookmark-end text:name="__RefHeading___Toc25866_3888526710"/></text:h>
      <text:h text:style-name="P16" text:outline-level="2"><text:bookmark-start text:name="__RefHeading___Toc25870_3888526710"/>Motivația<text:bookmark-end text:name="__RefHeading___Toc25870_3888526710"/></text:h>
      <text:p text:style-name="P11"><text:tab/>Am ales aceasta temă deoarece am folosit personal Java pentru a parsa <text:span text:style-name="T6">un fișier </text:span>XML și mi-a plăcut funcționalitatea care a fost pusa la dispoziție din start în JDK, neavând nevoie s<text:span text:style-name="T7">ă</text:span> adaug alte libr<text:span text:style-name="T6">ă</text:span>rii.</text:p>
      <text:p text:style-name="P11"><text:tab/><text:span text:style-name="T6">Am fost foarte mulțumit de cât de ușor a fost să definesc elementele XML care doream să fie parsate, și de cât de repede reușește acest lucru.</text:span></text:p>
      <text:h text:style-name="P13" text:outline-level="1"><text:bookmark-start text:name="__RefHeading___Toc25868_3888526710"/><text:span text:style-name="T2">2. </text:span>Descrierea <text:span text:style-name="T8">generală a infrastructurii JAXB</text:span><text:bookmark-end text:name="__RefHeading___Toc25868_3888526710"/></text:h>
      <text:p text:style-name="P19"><text:tab/>Java Architecture for XML Binding (JAXB) <text:span text:style-name="T8">este o infrastructură software care le permite programatorilor să creeze clase Java care reprezintă nodurile dintr-un fișier XML. </text:span></text:p>
      <text:p text:style-name="P19"><text:tab/><text:span text:style-name="T8">Cele două facilități principale ale JAXB-ului sunt:</text:span></text:p>
      <text:list xml:id="list3020969403" text:style-name="L1">
        <text:list-item>
          <text:p text:style-name="P20"><text:span text:style-name="T9">marshaling</text:span> : <text:span text:style-name="T10">capabilitatea de a scrie obiecte Java în formatul XML</text:span></text:p>
        </text:list-item>
        <text:list-item>
          <text:p text:style-name="P21"><text:span text:style-name="T11">unmarshaling </text:span><text:span text:style-name="T12">: capabilitatea de a folosi un fișier(sau string, sau InputStream) XML ca să creeze obiecte Java</text:span></text:p>
        </text:list-item>
      </text:list>
      <text:p text:style-name="P22"><text:span text:style-name="T13"><text:tab/>Această infrastructură este deja inclusă în Java SE Development Kit 8u161. Nu este necesară descărcarea unei librării secundare de parsare a fișierelor XML.</text:span></text:p>
      <text:p text:style-name="P22"><text:span text:style-name="T13"><text:tab/>Cantitatea de cod necesară pentru a scrie clase care să fie folosite la </text:span><text:span text:style-name="T15">mashalling </text:span><text:span text:style-name="T13">și </text:span><text:span text:style-name="T15">unmarshalling <text:s/></text:span><text:span text:style-name="T13">este relativ foarte mică în comparație cu implementările făcute de mână. </text:span></text:p>
      <text:p text:style-name="P22"><text:span text:style-name="T13"><text:tab/>Viteza </text:span><text:span text:style-name="T14">de</text:span><text:span text:style-name="T13"> procesare este de-asemenea foarte satisfăcătoare. </text:span><text:span text:style-name="T14">De exemplu timpul necesar pentru a face </text:span><text:span text:style-name="T16">unmarshaling</text:span><text:span text:style-name="T20"> pe un fișier XML de 111 KB unde sunt definite 29 de tipuri de elemente unice și adâncimea cea mai mare a unei element este 5 este de aproximativ 100-200 de ms.</text:span></text:p>
      <text:p text:style-name="P22"><text:span text:style-name="T20"><text:tab/>În clasele Java, care vor fi folosite de către JAXB, pot fi definite </text:span><text:span text:style-name="T21">în mod </text:span><text:span text:style-name="T20">practic un număr nelimitat de </text:span><text:span text:style-name="T21">atribute și sub elemente ale elementului definit de către clasă.</text:span></text:p>
      <text:h text:style-name="P14" text:outline-level="1"><text:bookmark-start text:name="__RefHeading___Toc1300_2529522652"/><text:soft-page-break/>3. <text:span text:style-name="T10">Definirea unui element în Java</text:span><text:bookmark-end text:name="__RefHeading___Toc1300_2529522652"/></text:h>
      <text:p text:style-name="P23"><draw:frame draw:style-name="fr1" draw:name="Frame1" text:anchor-type="paragraph" svg:x="4.5902in" svg:y="0.0402in" svg:width="1.9575in" draw:z-index="0"><draw:text-box fo:min-height="1.6075in"><text:p text:style-name="Figura"><draw:frame text:anchor-type="paragraph" draw:z-index="1" draw:name="Shape1" draw:style-name="gr1" draw:text-style-name="P26" svg:width="1.7398in" svg:height="1.3024in" svg:x="0.0874in" svg:y="0in"><draw:text-box><text:p text:style-name="P25"><text:span text:style-name="T40">@XmlRootElement</text:span><text:span text:style-name="T40"><text:line-break/></text:span><text:span text:style-name="T41">public class </text:span><text:span text:style-name="T42">Customer {</text:span><text:span text:style-name="T42"><text:line-break/></text:span><text:span text:style-name="T42"> <text:s text:c="3"/></text:span><text:span text:style-name="T40">@XmlAttribute</text:span><text:span text:style-name="T40"><text:line-break/></text:span><text:span text:style-name="T40"> <text:s text:c="3"/></text:span><text:span text:style-name="T42">String </text:span><text:span text:style-name="T43">name</text:span><text:span text:style-name="T42">;</text:span><text:span text:style-name="T42"><text:line-break/></text:span><text:span text:style-name="T42"> <text:s text:c="3"/></text:span><text:span text:style-name="T40">@XmlElement</text:span><text:span text:style-name="T40"><text:line-break/></text:span><text:span text:style-name="T40"> <text:s text:c="3"/></text:span><text:span text:style-name="T41">int </text:span><text:span text:style-name="T43">age</text:span><text:span text:style-name="T42">;</text:span><text:span text:style-name="T42"><text:line-break/></text:span><text:span text:style-name="T42"> <text:s text:c="3"/></text:span><text:span text:style-name="T40">@XmlElement</text:span><text:span text:style-name="T40"><text:line-break/></text:span><text:span text:style-name="T40"> <text:s text:c="3"/></text:span><text:span text:style-name="T41">int </text:span><text:span text:style-name="T43">id</text:span><text:span text:style-name="T42">;</text:span><text:span text:style-name="T42"><text:line-break/></text:span><text:span text:style-name="T42">}</text:span></text:p></draw:text-box></draw:frame>Figura <text:sequence text:ref-name="refFigura0" text:name="Figura" text:formula="ooow:Figura+1" style:num-format="1">1</text:sequence></text:p></draw:text-box></draw:frame><text:span text:style-name="T37"><text:tab/></text:span><text:span text:style-name="T38">Elementele XML care sunt definite în Java au nevoie de ceva numit </text:span><text:span text:style-name="T19">Java annotation </text:span><text:span text:style-name="T22">(adnotare Java). Adnotările sunt texte care au la începutul lor simbolul </text:span><text:span text:style-name="T32">@</text:span><text:span text:style-name="T22">. JAXB se folosește de aceste adnotări definite de către programator ca să știe cum sunt definite fiecare dintre sub elementele și atributele unui element XML.</text:span></text:p>
      <text:p text:style-name="P24"><draw:frame draw:style-name="fr2" draw:name="Frame2" text:anchor-type="paragraph" svg:x="2.7925in" svg:y="0.5008in" svg:width="3.6362in" draw:z-index="2"><draw:text-box fo:min-height="1.1047in"><text:p text:style-name="Figura"><draw:frame text:anchor-type="paragraph" draw:z-index="3" draw:name="Shape2" draw:style-name="gr2" draw:text-style-name="P27" svg:width="3.6358in" svg:height="1.1043in" svg:x="-0.0209in" svg:y="0in"><draw:text-box><text:p><text:span text:style-name="T44">&lt;?xml version="1.0" encoding="UTF-8" standalone="yes"?&gt;</text:span></text:p><text:p><text:span text:style-name="T44">&lt;customer name="Roscaneanu George"&gt;</text:span></text:p><text:p><text:span text:style-name="T44"><text:s text:c="4"/></text:span><text:span text:style-name="T44">&lt;age&gt;24&lt;/age&gt;</text:span></text:p><text:p><text:span text:style-name="T44"><text:s text:c="4"/></text:span><text:span text:style-name="T44">&lt;id&gt;123456&lt;/id&gt;</text:span></text:p><text:p><text:span text:style-name="T44">&lt;/customer&gt;</text:span></text:p></draw:text-box></draw:frame>Figura <text:sequence text:ref-name="refFigura1" text:name="Figura" text:formula="ooow:Figura+1" style:num-format="1">2</text:sequence></text:p></draw:text-box></draw:frame><text:span text:style-name="T22"><text:tab/>De exemplu clasa Customer care a fost definită în </text:span><text:span text:style-name="T22"><text:sequence-ref text:reference-format="text" text:ref-name="refFigura0">Figura 1</text:sequence-ref></text:span><text:span text:style-name="T22"><text:s/></text:span><text:span text:style-name="T23">poate fi folosită fie să genereze documentul XML definit</text:span><text:span text:style-name="T39"> </text:span><text:span text:style-name="T23">î</text:span><text:span text:style-name="T39">n </text:span><text:span text:style-name="T39"><text:sequence-ref text:reference-format="text" text:ref-name="refFigura1">Figura 2</text:sequence-ref></text:span><text:span text:style-name="T39">, </text:span><text:span text:style-name="T23">sau să parseze documentul definit în </text:span><text:span text:style-name="T39"><text:sequence-ref text:reference-format="text" text:ref-name="refFigura1">Figura 2</text:sequence-ref></text:span><text:span text:style-name="T39"><text:s/></text:span><text:span text:style-name="T23">pentru a genera un obiect de tipul Customer definit în </text:span><text:span text:style-name="T22"><text:sequence-ref text:reference-format="text" text:ref-name="refFigura0">Figura 1</text:sequence-ref></text:span><text:span text:style-name="T22">.</text:span></text:p>
      <text:p text:style-name="P23"><text:span text:style-name="T22"><text:tab/></text:span><text:span text:style-name="T25">Un lucru</text:span><text:span text:style-name="T24"> care </text:span><text:span text:style-name="T25">poate fi imediat observat este într-adevăr cât de puțin cod a fost scris pentru definirea elementului.</text:span></text:p>
      <text:p text:style-name="P23"><draw:frame draw:style-name="fr2" draw:name="Frame3" text:anchor-type="paragraph" svg:x="4.1535in" svg:y="0.0555in" svg:width="2.4173in" draw:z-index="4"><draw:text-box fo:min-height="1.9173in"><text:p text:style-name="Figura"><draw:frame text:anchor-type="paragraph" draw:z-index="5" draw:name="Shape3" draw:style-name="gr3" draw:text-style-name="P28" svg:width="2.4169in" svg:height="1.9169in" svg:x="-0.0209in" svg:y="0in"><draw:text-box><text:p text:style-name="P25"><text:span text:style-name="T40">@XmlRootElement</text:span><text:span text:style-name="T40"><text:line-break/></text:span><text:span text:style-name="T41">class </text:span><text:span text:style-name="T42">Parent{</text:span><text:span text:style-name="T42"><text:line-break/></text:span><text:span text:style-name="T42"> <text:s text:c="3"/></text:span><text:span text:style-name="T40">@XmlAttribute</text:span><text:span text:style-name="T40"><text:line-break/></text:span><text:span text:style-name="T40"> <text:s text:c="3"/></text:span><text:span text:style-name="T42">String </text:span><text:span text:style-name="T43">name</text:span><text:span text:style-name="T42">;</text:span><text:span text:style-name="T42"><text:line-break/></text:span><text:span text:style-name="T42"> <text:s text:c="3"/></text:span><text:span text:style-name="T40">@XmlElement</text:span><text:span text:style-name="T40"><text:line-break/></text:span><text:span text:style-name="T40"> <text:s text:c="3"/></text:span><text:span text:style-name="T42">Child </text:span><text:span text:style-name="T43">child</text:span><text:span text:style-name="T42">;</text:span><text:span text:style-name="T42"><text:line-break/></text:span><text:span text:style-name="T42">}</text:span><text:span text:style-name="T42"><text:line-break/></text:span><text:span text:style-name="T42"><text:line-break/></text:span><text:span text:style-name="T40">@XmlRootElement</text:span><text:span text:style-name="T40"><text:line-break/></text:span><text:span text:style-name="T41">class </text:span><text:span text:style-name="T42">Child{</text:span><text:span text:style-name="T42"><text:line-break/></text:span><text:span text:style-name="T42"> <text:s text:c="3"/></text:span><text:span text:style-name="T40">@XmlAttribute</text:span><text:span text:style-name="T40"><text:line-break/></text:span><text:span text:style-name="T40"> <text:s text:c="3"/></text:span><text:span text:style-name="T42">String </text:span><text:span text:style-name="T43">name</text:span><text:span text:style-name="T42">;</text:span><text:span text:style-name="T42"><text:line-break/></text:span><text:span text:style-name="T42">}</text:span></text:p></draw:text-box></draw:frame>Figura <text:sequence text:ref-name="refFigura2" text:name="Figura" text:formula="ooow:Figura+1" style:num-format="1">3</text:sequence></text:p></draw:text-box></draw:frame><text:span text:style-name="T25"><text:tab/>La începutul clasei s-a adăugat adnotarea </text:span><text:span text:style-name="T33">@XmlRootElement</text:span><text:span text:style-name="T25">,care este folosi</text:span><text:span text:style-name="T26">tă</text:span><text:span text:style-name="T25"> ca să anunțe JAXB-ul faptul că obiectele de tipul Customer pot fi parsate ca elemente XML </text:span><text:span text:style-name="T17">customer</text:span><text:span text:style-name="T25">. </text:span></text:p>
      <text:p text:style-name="P23"><text:span text:style-name="T25"><text:tab/></text:span><text:span text:style-name="T26">O altă adnotare folosită, este </text:span><text:span text:style-name="T34">@XmlAttribute</text:span><text:span text:style-name="T26">, care este folosită pentru a defini un atribut pentru elementul </text:span><text:span text:style-name="T17">customer</text:span><text:span text:style-name="T26">. Ultima adnotare folosită este </text:span><text:span text:style-name="T34">@XmlElement</text:span><text:span text:style-name="T26">, care este folosită pentru a definii un subelement de-al lui </text:span><text:span text:style-name="T17">customer.</text:span></text:p>
      <text:p text:style-name="P23"><text:span text:style-name="T17"><text:tab/></text:span><text:span text:style-name="T27">Un lucru de observat în legătura @XmlRootElement este de ce clasa cu numele </text:span><text:span text:style-name="T18">Customer </text:span><text:span text:style-name="T27">a fost scrisă în fișierul XML ca elementul </text:span><text:span text:style-name="T18">customer</text:span><text:span text:style-name="T27">(cu litera mică, nu literă mare).</text:span></text:p>
      <text:p text:style-name="P23"><text:span text:style-name="T27"><text:tab/>Motivul de ce s-a întâmplat așa </text:span><text:span text:style-name="T28">este pentru că atunci când adnotațiile </text:span><text:span text:style-name="T35">@XmlRootElement</text:span><text:span text:style-name="T28">, </text:span><text:span text:style-name="T35">@XmlElement</text:span><text:span text:style-name="T28"> și </text:span><text:span text:style-name="T35">@XmlAttribute</text:span><text:span text:style-name="T28"> sunt folosite în forma lor implicită, token-urile pe care sunt aplicate sunt automat convertite în camel-casing(prima literă este convertită implicit într-o liter</text:span><text:span text:style-name="T29">ă</text:span><text:span text:style-name="T28"> mică).</text:span></text:p>
      <text:p text:style-name="P23"><draw:frame draw:style-name="fr2" draw:name="Frame4" text:anchor-type="paragraph" svg:x="2.7972in" svg:y="0.1028in" svg:width="3.6882in" draw:z-index="6"><draw:text-box fo:min-height="0.8445in"><text:p text:style-name="Figura"><draw:frame text:anchor-type="paragraph" draw:z-index="7" draw:name="Shape4" draw:style-name="gr4" draw:text-style-name="P27" svg:width="3.6878in" svg:height="0.8441in" svg:x="-0.0209in" svg:y="0in"><draw:text-box><text:p><text:span text:style-name="T44">&lt;?xml version="1.0" encoding="UTF-8" standalone="yes"?&gt;</text:span></text:p><text:p><text:span text:style-name="T44">&lt;parent name="Daniel"&gt;</text:span></text:p><text:p><text:span text:style-name="T44"><text:s text:c="4"/></text:span><text:span text:style-name="T44">&lt;child name="Andreea"/&gt;</text:span></text:p><text:p><text:span text:style-name="T44">&lt;/parent&gt;</text:span></text:p></draw:text-box></draw:frame>Figura <text:sequence text:ref-name="refFigura3" text:name="Figura" text:formula="ooow:Figura+1" style:num-format="1">4</text:sequence></text:p></draw:text-box></draw:frame><text:span text:style-name="T17"><text:tab/></text:span><text:span text:style-name="T30">Subelementele unui element pot fi de-asemenea și ele la rândul lor alte clase Java care au fost adnotate cu </text:span><text:soft-page-break/><text:span text:style-name="T36">@XmlRootElement</text:span><text:span text:style-name="T30"> ca în </text:span><text:span text:style-name="T30"><text:sequence-ref text:reference-format="text" text:ref-name="refFigura2">Figura 3</text:sequence-ref></text:span><text:span text:style-name="T30">. </text:span><text:span text:style-name="T31">Cele două clase Parent și Child pot crea fișiere XML precum cele găsite în </text:span><text:span text:style-name="T31"><text:sequence-ref text:reference-format="text" text:ref-name="refFigura3">Figura 4</text:sequence-ref></text:span></text:p>
      <text:p text:style-name="P23"><text:span text:style-name="T25"><text:tab/></text:span></text:p>
      <text:p text:style-name="P23"><text:span text:style-name="T25"/></text:p>
      <text:p text:style-name="P23"><text:span text:style-name="T25"/></text:p>
      <text:p text:style-name="P23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F" svg:font-family="" style:font-family-generic="roman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.020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18T01:39:48.165000000</dc:date>
    <meta:editing-duration>PT1H12M55S</meta:editing-duration>
    <meta:editing-cycles>31</meta:editing-cycles>
    <meta:document-statistic meta:table-count="0" meta:image-count="0" meta:object-count="0" meta:page-count="5" meta:paragraph-count="42" meta:word-count="597" meta:character-count="3725" meta:non-whitespace-character-count="3150"/>
  </office:meta>
</office:document-meta>
</file>